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RM9Q7j9NYh6s0G9Cw6X00TULP21Olr2n316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1.2$Linux_X86_64 LibreOffice_project/480$Build-2</meta:generator>
    <dc:date>2024-12-06T10:51:52.506889625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</office:meta>
</office:document-meta>
</file>